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33ad6"/>
    </style:style>
    <style:style style:name="P2" style:family="paragraph" style:parent-style-name="Standard">
      <style:text-properties officeooo:rsid="00042128" officeooo:paragraph-rsid="00042128"/>
    </style:style>
    <style:style style:name="P3" style:family="paragraph" style:parent-style-name="Standard">
      <style:text-properties officeooo:paragraph-rsid="00042128"/>
    </style:style>
    <style:style style:name="P4" style:family="paragraph" style:parent-style-name="Standard">
      <style:text-properties officeooo:paragraph-rsid="0004bc51"/>
    </style:style>
    <style:style style:name="P5" style:family="paragraph" style:parent-style-name="Standard">
      <style:text-properties officeooo:rsid="000501ae" officeooo:paragraph-rsid="000501ae"/>
    </style:style>
    <style:style style:name="P6" style:family="paragraph" style:parent-style-name="Standard">
      <style:text-properties officeooo:rsid="00059083" officeooo:paragraph-rsid="00059083"/>
    </style:style>
    <style:style style:name="P7" style:family="paragraph" style:parent-style-name="Standard">
      <style:text-properties officeooo:rsid="0005e933" officeooo:paragraph-rsid="0005e933"/>
    </style:style>
    <style:style style:name="P8" style:family="paragraph" style:parent-style-name="Standard">
      <style:text-properties officeooo:paragraph-rsid="000662fc"/>
    </style:style>
    <style:style style:name="T1" style:family="text">
      <style:text-properties officeooo:rsid="00033ad6"/>
    </style:style>
    <style:style style:name="T2" style:family="text">
      <style:text-properties officeooo:rsid="00042128"/>
    </style:style>
    <style:style style:name="T3" style:family="text">
      <style:text-properties fo:color="#81d41a" loext:opacity="100%"/>
    </style:style>
    <style:style style:name="T4" style:family="text">
      <style:text-properties fo:color="#81d41a" loext:opacity="100%" officeooo:rsid="00042128"/>
    </style:style>
    <style:style style:name="T5" style:family="text">
      <style:text-properties fo:color="#81d41a" loext:opacity="100%" officeooo:rsid="00059083"/>
    </style:style>
    <style:style style:name="T6" style:family="text">
      <style:text-properties officeooo:rsid="0004bc51"/>
    </style:style>
    <style:style style:name="T7" style:family="text">
      <style:text-properties officeooo:rsid="000501ae"/>
    </style:style>
    <style:style style:name="T8" style:family="text">
      <style:text-properties officeooo:rsid="00059083"/>
    </style:style>
    <style:style style:name="T9" style:family="text">
      <style:text-properties officeooo:rsid="0005e933"/>
    </style:style>
    <style:style style:name="T10" style:family="text">
      <style:text-properties officeooo:rsid="000662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lt;Placeholder organization&gt; which looked honorable and made a great impression on him as a child caused him to aspire to become a part of it. He started training from an early age and eventually passed the trial and joined the organization at the age of 18.</text:span></text:p>
      <text:p text:style-name="P1"/>
      <text:p text:style-name="P1"><text:span text:style-name="T1">In time, he performed tasks and helped people to advance in the organization, becoming a high ranking warrior. It took him around 10-12 years to achieve this, when he was around 30 years old.</text:span></text:p>
      <text:p text:style-name="Standard"/>
      <text:p text:style-name="P2">He was given a mission to remove a threat to the organization. This monstrous witch knew too much about the organization and was working against it. He and his comrades went on a quest to remove her.</text:p>
      <text:p text:style-name="P2"/>
      <text:p text:style-name="P3"><text:span text:style-name="T2">Arriving at the scene, they were shocked to find out she was just a person, a white female dragonborn who didn’t seem to pose any threat or was violent towards them. They were instructed to attack on site and this already raise some flags with &lt;</text:span><text:span text:style-name="T4">placeholder PC name</text:span><text:span text:style-name="T2">&gt; and questioned the organization’s motives. The other two members of the squad did not spare a thought and attacked on site, being put to sleep by the sorceress. A conversation between the &lt;</text:span><text:span text:style-name="T4">placeholder dragonborn waifu name</text:span><text:span text:style-name="T2">&gt; and the &lt;</text:span><text:span text:style-name="T4">placeholder PC name</text:span><text:span text:style-name="T2">&gt; ensues and he realized the organization he valued greatly wasn’t as he always thought it was. </text:span><text:span text:style-name="T7">She uses Modify Memory to wipe the memory of the two squadmates so that she cannot be tracked or discovered soon, buying herself plenty of time to escape.</text:span></text:p>
      <text:p text:style-name="P3"/>
      <text:p text:style-name="P4"><text:span text:style-name="T6">She tells him that she has to leave, as they know her whereabouts and he decides to go with her, searching for his own way. On the journey, they slowly fall in love with each other and settle down in &lt;placeholder place&gt;. Multitude of conversations are had and he realizes that he does not have to publicly do good and strive for glory in order to live an honorable life as a fighter and a person that does good for people.</text:span></text:p>
      <text:p text:style-name="P4"/>
      <text:p text:style-name="P4"><text:span text:style-name="T6">After settling, they lived a peaceful life – she continuing her studies and exploring her powers and him polishing his skills as a fighter. He eventually strays from the art of the blade but does not want to part with the blade fully. She turns his halberd into a rose and incorporates it in the chest plate of his combat armor, which he decides to keep locked away.</text:span></text:p>
      <text:p text:style-name="P4"/>
      <text:p text:style-name="P4">“<text:span text:style-name="T6">I humbly request your permission to use this great power” is what he needs to say in order to transform the rose back into its weapon form.</text:span></text:p>
      <text:p text:style-name="P4"/>
      <text:p text:style-name="P5">Soon after (around ~32 years old), they have a daughter. The half-dragonborn <text:span text:style-name="T8">kid named &lt;</text:span><text:span text:style-name="T5">Placeholder for kid name</text:span><text:span text:style-name="T8">&gt;, even from an early age displayed aptitude with magical crafts and arts. With the help of her mother, she slowly got the hang of her powers over the years.</text:span></text:p>
      <text:p text:style-name="Standard"/>
      <text:p text:style-name="P6">Around 16 years later, the &lt;Placeholder organization&gt; finds them and after some time, sends people to recruit him back, given his experience with the blade. He refuses, as he has no reason to go back to a dirty organization and leave his peaceful life with his loving wife and daughter. The people who attempted to persuade him back to the organization spend some time spying on them and find out that he is indeed living with the run-away sorceress and that their kid, half-dragonborn, also has magical powers.</text:p>
      <text:p text:style-name="P6"/>
      <text:p text:style-name="P6">One fateful day, <text:span text:style-name="T9">around 3 months later,</text:span> he goes to the friendly general goods store to get some milk. Upon returning to their humble house, he finds &lt;<text:span text:style-name="T3">Placeholder dragonborn waifu name</text:span>&gt; with her throat slit and his daughter is nowhere to be found. <text:span text:style-name="T9">Filled with rage, he breaks the door to the room where he kept his armor and blade locked away for the longest of time and dons them.</text:span></text:p>
      <text:p text:style-name="Standard"/>
      <text:p text:style-name="P7"><text:soft-page-break/>After some time, he finds the same people that were sent to persuade him back. He unleashes his halberd but just as he is about to strike, they blackmail him and tell him that he is better off not getting involved with their organization for the sake of his beloved daughter. He manages to compose himself but holds a deep grudge against the organization. He leaves, searching for means, or people to help him take back his daughter, without her being harmed, or worse, killed.</text:p>
      <text:p text:style-name="Standard"/>
      <text:p text:style-name="P8"><text:span text:style-name="T10">The road leads to Anburora Maton, the place where all sorts of adventurers and skillful people gather. He spends the next 2 years honing his skills and becoming stronger, meeting people and gathering resources to go after the organization and save his daughter. This leads him to eventually meet the remnants of the first party...</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4T12:36:32.564000000</meta:creation-date>
    <dc:date>2022-05-14T19:40:09.319000000</dc:date>
    <meta:editing-duration>PT13M30S</meta:editing-duration>
    <meta:editing-cycles>3</meta:editing-cycles>
    <meta:generator>LibreOffice/7.1.2.2$Windows_X86_64 LibreOffice_project/8a45595d069ef5570103caea1b71cc9d82b2aae4</meta:generator>
    <meta:document-statistic meta:table-count="0" meta:image-count="0" meta:object-count="0" meta:page-count="2" meta:paragraph-count="12" meta:word-count="770" meta:character-count="4309" meta:non-whitespace-character-count="3550"/>
  </office:meta>
</office:document-meta>
</file>